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dbc" officeooo:paragraph-rsid="0014edbc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officeooo:paragraph-rsid="0015eadd"/>
    </style:style>
    <style:style style:name="P4" style:family="paragraph" style:parent-style-name="Standard">
      <style:text-properties fo:color="#ff5429" officeooo:rsid="0015eadd" officeooo:paragraph-rsid="0015eadd"/>
    </style:style>
    <style:style style:name="P5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fo:color="#d4d4d4" style:font-name="Droid Sans Mono" fo:font-size="10.5pt" fo:font-weight="normal" officeooo:rsid="0015eadd" officeooo:paragraph-rsid="0015eadd" fo:background-color="#1e1e1e"/>
    </style:style>
    <style:style style:name="P6" style:family="paragraph" style:parent-style-name="Standard">
      <loext:graphic-properties draw:fill="none"/>
      <style:paragraph-properties fo:margin-left="0cm" fo:margin-right="0cm" style:line-height-at-least="0.503cm" fo:text-indent="0.101cm" style:auto-text-indent="false" fo:background-color="transparent"/>
      <style:text-properties fo:color="#d4d4d4" style:font-name="Droid Sans Mono" fo:font-size="10.5pt" fo:font-weight="normal" fo:background-color="#4e102d"/>
    </style:style>
    <style:style style:name="P7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rsid="0015eadd" officeooo:paragraph-rsid="0015eadd"/>
    </style:style>
    <style:style style:name="P8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rsid="0015eadd" officeooo:paragraph-rsid="0015eadd" fo:background-color="#4e102d"/>
    </style:style>
    <style:style style:name="P9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paragraph-rsid="0015eadd"/>
    </style:style>
    <style:style style:name="P10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rsid="00171a32" officeooo:paragraph-rsid="00171a32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.101cm" style:auto-text-indent="false" style:page-number="auto" fo:background-color="transparent"/>
      <style:text-properties officeooo:paragraph-rsid="0015eadd" fo:background-color="#4e102d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/>
    </style:style>
    <style:style style:name="T3" style:family="text">
      <style:text-properties fo:color="#569cd6" style:font-name="Droid Sans Mono" fo:font-size="10.5pt" fo:font-weight="normal" fo:background-color="#1e1e1e" loext:char-shading-value="0"/>
    </style:style>
    <style:style style:name="T4" style:family="text">
      <style:text-properties fo:color="#d4d4d4" style:font-name="Droid Sans Mono" fo:font-size="10.5pt" fo:font-weight="normal"/>
    </style:style>
    <style:style style:name="T5" style:family="text">
      <style:text-properties fo:color="#d4d4d4" style:font-name="Droid Sans Mono" fo:font-size="10.5pt" fo:font-weight="normal" fo:background-color="#1e1e1e" loext:char-shading-value="0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font-weight="normal"/>
    </style:style>
    <style:style style:name="T8" style:family="text">
      <style:text-properties fo:color="#9cdcfe" style:font-name="Droid Sans Mono" fo:font-size="10.5pt" fo:font-weight="normal" fo:background-color="#1e1e1e" loext:char-shading-value="0"/>
    </style:style>
    <style:style style:name="T9" style:family="text">
      <style:text-properties fo:color="#4ec9b0"/>
    </style:style>
    <style:style style:name="T10" style:family="text">
      <style:text-properties fo:color="#4ec9b0" style:font-name="Droid Sans Mono" fo:font-size="10.5pt" fo:font-weight="normal"/>
    </style:style>
    <style:style style:name="T11" style:family="text">
      <style:text-properties fo:color="#4ec9b0" style:font-name="Droid Sans Mono" fo:font-size="10.5pt" fo:font-weight="normal" fo:background-color="#1e1e1e" loext:char-shading-value="0"/>
    </style:style>
    <style:style style:name="T12" style:family="text">
      <style:text-properties fo:color="#ce9178"/>
    </style:style>
    <style:style style:name="T13" style:family="text">
      <style:text-properties fo:color="#ce9178" style:font-name="Droid Sans Mono" fo:font-size="10.5pt" fo:font-weight="normal"/>
    </style:style>
    <style:style style:name="T14" style:family="text">
      <style:text-properties fo:color="#ce9178" style:font-name="Droid Sans Mono" fo:font-size="10.5pt" fo:font-weight="normal" fo:background-color="#1e1e1e" loext:char-shading-value="0"/>
    </style:style>
    <style:style style:name="T15" style:family="text">
      <style:text-properties fo:color="#b5cea8"/>
    </style:style>
    <style:style style:name="T16" style:family="text">
      <style:text-properties officeooo:rsid="0015eadd"/>
    </style:style>
    <style:style style:name="T17" style:family="text">
      <style:text-properties officeooo:rsid="00169efa"/>
    </style:style>
    <style:style style:name="T18" style:family="text">
      <style:text-properties fo:color="#dcdcaa"/>
    </style:style>
    <style:style style:name="T19" style:family="text">
      <style:text-properties fo:color="#c586c0"/>
    </style:style>
    <style:style style:name="T20" style:family="text">
      <style:text-properties officeooo:rsid="00171a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de la tarea 2 aux seminario</text:p>
      <text:p text:style-name="P1"/>
      <text:p text:style-name="P3"><text:span text:style-name="T16">* </text:span><text:span text:style-name="T20">1a</text:span></text:p>
      <text:p text:style-name="P11"><text:span text:style-name="T2"><text:s/>var</text:span><text:span text:style-name="T4"> </text:span><text:span text:style-name="T7">namee</text:span><text:span text:style-name="T4">: </text:span><text:span text:style-name="T10">string</text:span><text:span text:style-name="T4"> = </text:span><text:span text:style-name="T13">"wilmer romario"</text:span><text:span text:style-name="T4">;</text:span></text:p>
      <text:p text:style-name="P6"><text:span text:style-name="T6"><text:s/>namee</text:span> = <text:span text:style-name="T15">15</text:span>;</text:p>
      <text:p text:style-name="P8"/>
      <text:p text:style-name="P7"><text:s/>R<text:span text:style-name="T17">esp</text:span>. typescript no deja actualizar un tipo de dato number a un tipo string</text:p>
      <text:p text:style-name="P9"><text:span text:style-name="T16"><text:s/></text:span><text:span text:style-name="T17">pero nos permite modificarlo asi </text:span><text:span text:style-name="T8">namee</text:span><text:span text:style-name="T5"> = </text:span><text:span text:style-name="T14">"15"</text:span><text:span text:style-name="T5">;</text:span></text:p>
      <text:p text:style-name="P7"/>
      <text:p text:style-name="P7">*<text:span text:style-name="T20">1b</text:span></text:p>
      <text:p text:style-name="P7"><text:s/></text:p>
      <text:p text:style-name="P5"><text:span text:style-name="T1">function</text:span> <text:span text:style-name="T18">greet</text:span>(<text:span text:style-name="T6">nom</text:span>:<text:span text:style-name="T9">string</text:span>, <text:span text:style-name="T6">edad</text:span>: <text:span text:style-name="T9">number</text:span>) {</text:p>
      <text:p text:style-name="P2"><text:span text:style-name="T19">return</text:span> <text:span text:style-name="T12">`hello </text:span><text:span text:style-name="T1">${</text:span><text:span text:style-name="T6">nom</text:span><text:span text:style-name="T1">}</text:span><text:span text:style-name="T12">, your age is </text:span><text:span text:style-name="T1">${</text:span><text:span text:style-name="T6">edad</text:span><text:span text:style-name="T1">}</text:span><text:span text:style-name="T12">`</text:span>;</text:p>
      <text:p text:style-name="P2">}</text:p>
      <text:p text:style-name="P2"><text:span text:style-name="T1">let</text:span> <text:span text:style-name="T6">saludo</text:span> = <text:span text:style-name="T18">greet</text:span>(<text:span text:style-name="T12">"Josie"</text:span>,<text:span text:style-name="T15">25</text:span>);</text:p>
      <text:p text:style-name="P2"><text:span text:style-name="T6">console</text:span>.<text:span text:style-name="T18">log</text:span>(<text:span text:style-name="T6">saludo</text:span>);</text:p>
      <text:p text:style-name="P7"/>
      <text:p text:style-name="P10">Resp. El tipo de retorno puede ser let o const ya que se trata de una funcion</text:p>
      <text:p text:style-name="P10"/>
      <text:p text:style-name="P10">*1c</text:p>
      <text:p text:style-name="P10"><text:s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799cm" fo:margin-right="1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4:29:14.433566910</meta:creation-date>
    <dc:date>2021-05-18T15:25:11.298279339</dc:date>
    <meta:editing-duration>PT40M4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77" meta:character-count="437" meta:non-whitespace-character-count="368"/>
  </office:meta>
</office:document-meta>
</file>